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o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c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pdiff</text:p>
          </table:table-cell>
          <table:table-cell office:value-type="string" calcext:value-type="string">
            <text:p>pra0</text:p>
          </table:table-cell>
          <table:table-cell office:value-type="string" calcext:value-type="string">
            <text:p>vcdif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94.55979038963" calcext:value-type="float">
            <text:p>8594.5597903896</text:p>
          </table:table-cell>
          <table:table-cell office:value-type="float" office:value="0" calcext:value-type="float">
            <text:p>0</text:p>
          </table:table-cell>
          <table:table-cell office:value-type="float" office:value="7162.13315865804" calcext:value-type="float">
            <text:p>7162.13315865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0809852633095" calcext:value-type="float">
            <text:p>1.0809852633</text:p>
          </table:table-cell>
          <table:table-cell office:value-type="float" office:value="48" calcext:value-type="float">
            <text:p>48</text:p>
          </table:table-cell>
          <table:table-cell office:value-type="float" office:value="94.9999999999999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7742.16039836967" calcext:value-type="float">
            <text:p>7742.1603983697</text:p>
          </table:table-cell>
          <table:table-cell office:value-type="float" office:value="1.05" calcext:value-type="float">
            <text:p>1.05</text:p>
          </table:table-cell>
          <table:table-cell office:value-type="float" office:value="1.12142857142857" calcext:value-type="float">
            <text:p>1.1214285714</text:p>
          </table:table-cell>
          <table:table-cell office:value-type="float" office:value="0.785123966942148" calcext:value-type="float">
            <text:p>0.7851239669</text:p>
          </table:table-cell>
          <table:table-cell office:value-type="float" office:value="1.37142857142857" calcext:value-type="float">
            <text:p>1.3714285714</text:p>
          </table:table-cell>
          <table:table-cell table:formula="of:=[.H2]/[.E2]" office:value-type="float" office:value="0.705882352941176" calcext:value-type="float">
            <text:p>0.70588235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401.55379086663" calcext:value-type="float">
            <text:p>5401.5537908666</text:p>
          </table:table-cell>
          <table:table-cell office:value-type="float" office:value="0" calcext:value-type="float">
            <text:p>0</text:p>
          </table:table-cell>
          <table:table-cell office:value-type="float" office:value="4501.29482572218" calcext:value-type="float">
            <text:p>4501.294825722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193" calcext:value-type="float">
            <text:p>193</text:p>
          </table:table-cell>
          <table:table-cell office:value-type="float" office:value="221" calcext:value-type="float">
            <text:p>221</text:p>
          </table:table-cell>
          <table:table-cell office:value-type="float" office:value="4501.29482572219" calcext:value-type="float">
            <text:p>4501.2948257222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1.69375" calcext:value-type="float">
            <text:p>1.69375</text:p>
          </table:table-cell>
          <table:table-cell office:value-type="float" office:value="0.959276018099548" calcext:value-type="float">
            <text:p>0.9592760181</text:p>
          </table:table-cell>
          <table:table-cell office:value-type="float" office:value="1.7375" calcext:value-type="float">
            <text:p>1.7375</text:p>
          </table:table-cell>
          <table:table-cell table:formula="of:=[.H3]/[.E3]" office:value-type="float" office:value="0.971698113207547" calcext:value-type="float">
            <text:p>0.971698113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78.9716330241" calcext:value-type="float">
            <text:p>2278.9716330241</text:p>
          </table:table-cell>
          <table:table-cell office:value-type="float" office:value="0" calcext:value-type="float">
            <text:p>0</text:p>
          </table:table-cell>
          <table:table-cell office:value-type="float" office:value="1899.14302752007" calcext:value-type="float">
            <text:p>1899.143027520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.00204548871912" calcext:value-type="float">
            <text:p>1.0020454887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214" calcext:value-type="float">
            <text:p>214</text:p>
          </table:table-cell>
          <table:table-cell office:value-type="float" office:value="1903.02770315886" calcext:value-type="float">
            <text:p>1903.0277031589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917647058823529" calcext:value-type="float">
            <text:p>0.9176470588</text:p>
          </table:table-cell>
          <table:table-cell office:value-type="float" office:value="0.47196261682243" calcext:value-type="float">
            <text:p>0.4719626168</text:p>
          </table:table-cell>
          <table:table-cell office:value-type="float" office:value="1.85882352941176" calcext:value-type="float">
            <text:p>1.8588235294</text:p>
          </table:table-cell>
          <table:table-cell table:formula="of:=[.H4]/[.E4]" office:value-type="float" office:value="0.453125" calcext:value-type="float">
            <text:p>0.4531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36.18505272228" calcext:value-type="float">
            <text:p>1536.1850527223</text:p>
          </table:table-cell>
          <table:table-cell office:value-type="float" office:value="0" calcext:value-type="float">
            <text:p>0</text:p>
          </table:table-cell>
          <table:table-cell office:value-type="float" office:value="1401.95873804361" calcext:value-type="float">
            <text:p>1401.958738043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.00194302059063" calcext:value-type="float">
            <text:p>1.0019430206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207" calcext:value-type="float">
            <text:p>207</text:p>
          </table:table-cell>
          <table:table-cell office:value-type="float" office:value="1404.68277273884" calcext:value-type="float">
            <text:p>1404.6827727388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8" calcext:value-type="float">
            <text:p>0.88</text:p>
          </table:table-cell>
          <table:table-cell office:value-type="float" office:value="0.478260869565217" calcext:value-type="float">
            <text:p>0.4782608696</text:p>
          </table:table-cell>
          <table:table-cell office:value-type="float" office:value="1.72" calcext:value-type="float">
            <text:p>1.72</text:p>
          </table:table-cell>
          <table:table-cell table:formula="of:=[.H5]/[.E5]" office:value-type="float" office:value="0.432989690721649" calcext:value-type="float">
            <text:p>0.43298969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8.252564131948" calcext:value-type="float">
            <text:p>198.2525641319</text:p>
          </table:table-cell>
          <table:table-cell office:value-type="float" office:value="0" calcext:value-type="float">
            <text:p>0</text:p>
          </table:table-cell>
          <table:table-cell office:value-type="float" office:value="165.210470109972" calcext:value-type="float">
            <text:p>165.210470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165.210470109972" calcext:value-type="float">
            <text:p>165.21047011</text:p>
          </table:table-cell>
          <table:table-cell office:value-type="float" office:value="0.478571428571429" calcext:value-type="float">
            <text:p>0.4785714286</text:p>
          </table:table-cell>
          <table:table-cell office:value-type="float" office:value="0.507142857142857" calcext:value-type="float">
            <text:p>0.5071428571</text:p>
          </table:table-cell>
          <table:table-cell office:value-type="float" office:value="0.240909090909091" calcext:value-type="float">
            <text:p>0.2409090909</text:p>
          </table:table-cell>
          <table:table-cell office:value-type="float" office:value="1.7" calcext:value-type="float">
            <text:p>1.7</text:p>
          </table:table-cell>
          <table:table-cell table:formula="of:=[.H6]/[.E6]" office:value-type="float" office:value="0.195652173913043" calcext:value-type="float">
            <text:p>0.195652173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37.29062652725" calcext:value-type="float">
            <text:p>1737.2906265273</text:p>
          </table:table-cell>
          <table:table-cell office:value-type="float" office:value="0" calcext:value-type="float">
            <text:p>0</text:p>
          </table:table-cell>
          <table:table-cell office:value-type="float" office:value="1447.74218877269" calcext:value-type="float">
            <text:p>1447.742188772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3.999999999998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  <table:table-cell office:value-type="float" office:value="1447.74218877269" calcext:value-type="float">
            <text:p>1447.7421887727</text:p>
          </table:table-cell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0.467661691542278" calcext:value-type="float">
            <text:p>0.4676616915</text:p>
          </table:table-cell>
          <table:table-cell office:value-type="float" office:value="1.66666666666667" calcext:value-type="float">
            <text:p>1.6666666667</text:p>
          </table:table-cell>
          <table:table-cell table:formula="of:=[.H7]/[.E7]" office:value-type="float" office:value="0.414893617021277" calcext:value-type="float">
            <text:p>0.4148936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824.5299114645" calcext:value-type="float">
            <text:p>11824.5299114645</text:p>
          </table:table-cell>
          <table:table-cell office:value-type="float" office:value="0" calcext:value-type="float">
            <text:p>0</text:p>
          </table:table-cell>
          <table:table-cell office:value-type="float" office:value="9853.77492622045" calcext:value-type="float">
            <text:p>9853.774926220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.07967270421406" calcext:value-type="float">
            <text:p>1.0796727042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235" calcext:value-type="float">
            <text:p>235</text:p>
          </table:table-cell>
          <table:table-cell office:value-type="float" office:value="10638.8518213091" calcext:value-type="float">
            <text:p>10638.8518213091</text:p>
          </table:table-cell>
          <table:table-cell office:value-type="float" office:value="1.25625" calcext:value-type="float">
            <text:p>1.25625</text:p>
          </table:table-cell>
          <table:table-cell office:value-type="float" office:value="1.3625" calcext:value-type="float">
            <text:p>1.3625</text:p>
          </table:table-cell>
          <table:table-cell office:value-type="float" office:value="0.706382978723404" calcext:value-type="float">
            <text:p>0.7063829787</text:p>
          </table:table-cell>
          <table:table-cell office:value-type="float" office:value="1.73125" calcext:value-type="float">
            <text:p>1.73125</text:p>
          </table:table-cell>
          <table:table-cell table:formula="of:=[.H8]/[.E8]" office:value-type="float" office:value="0.689320388349515" calcext:value-type="float">
            <text:p>0.689320388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37.20776467544" calcext:value-type="float">
            <text:p>3037.2077646754</text:p>
          </table:table-cell>
          <table:table-cell office:value-type="float" office:value="0" calcext:value-type="float">
            <text:p>0</text:p>
          </table:table-cell>
          <table:table-cell office:value-type="float" office:value="2531.00647056287" calcext:value-type="float">
            <text:p>2531.006470562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01690978969966" calcext:value-type="float">
            <text:p>1.0169097897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96" calcext:value-type="float">
            <text:p>196</text:p>
          </table:table-cell>
          <table:table-cell office:value-type="float" office:value="2573.80525770856" calcext:value-type="float">
            <text:p>2573.8052577086</text:p>
          </table:table-cell>
          <table:table-cell office:value-type="float" office:value="0.546666666666667" calcext:value-type="float">
            <text:p>0.5466666667</text:p>
          </table:table-cell>
          <table:table-cell office:value-type="float" office:value="0.586666666666667" calcext:value-type="float">
            <text:p>0.5866666667</text:p>
          </table:table-cell>
          <table:table-cell office:value-type="float" office:value="0.321428571428571" calcext:value-type="float">
            <text:p>0.3214285714</text:p>
          </table:table-cell>
          <table:table-cell office:value-type="float" office:value="1.60666666666667" calcext:value-type="float">
            <text:p>1.6066666667</text:p>
          </table:table-cell>
          <table:table-cell table:formula="of:=[.H9]/[.E9]"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36.54038199924" calcext:value-type="float">
            <text:p>1336.5403819992</text:p>
          </table:table-cell>
          <table:table-cell office:value-type="float" office:value="0" calcext:value-type="float">
            <text:p>0</text:p>
          </table:table-cell>
          <table:table-cell office:value-type="float" office:value="1113.78365166604" calcext:value-type="float">
            <text:p>1113.78365166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.00825559937652" calcext:value-type="float">
            <text:p>1.0082555994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1122.97860328631" calcext:value-type="float">
            <text:p>1122.9786032863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412790697674419" calcext:value-type="float">
            <text:p>0.4127906977</text:p>
          </table:table-cell>
          <table:table-cell office:value-type="float" office:value="1.45714285714286" calcext:value-type="float">
            <text:p>1.4571428571</text:p>
          </table:table-cell>
          <table:table-cell table:formula="of:=[.H10]/[.E10]" office:value-type="float" office:value="0.3375" calcext:value-type="float">
            <text:p>0.33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10.79597834815" calcext:value-type="float">
            <text:p>8110.7959783482</text:p>
          </table:table-cell>
          <table:table-cell office:value-type="float" office:value="0" calcext:value-type="float">
            <text:p>0</text:p>
          </table:table-cell>
          <table:table-cell office:value-type="float" office:value="6758.99664862345" calcext:value-type="float">
            <text:p>6758.996648623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.13366310256257" calcext:value-type="float">
            <text:p>1.1336631026</text:p>
          </table:table-cell>
          <table:table-cell office:value-type="float" office:value="68" calcext:value-type="float">
            <text:p>68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225" calcext:value-type="float">
            <text:p>225</text:p>
          </table:table-cell>
          <table:table-cell office:value-type="float" office:value="7662.42511088848" calcext:value-type="float">
            <text:p>7662.4251108885</text:p>
          </table:table-cell>
          <table:table-cell office:value-type="float" office:value="1.18666666666667" calcext:value-type="float">
            <text:p>1.1866666667</text:p>
          </table:table-cell>
          <table:table-cell office:value-type="float" office:value="1.26666666666667" calcext:value-type="float">
            <text:p>1.2666666667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1.64" calcext:value-type="float">
            <text:p>1.64</text:p>
          </table:table-cell>
          <table:table-cell table:formula="of:=[.H11]/[.E11]" office:value-type="float" office:value="0.666666666666667" calcext:value-type="float">
            <text:p>0.66666666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77.19181508543" calcext:value-type="float">
            <text:p>3677.1918150854</text:p>
          </table:table-cell>
          <table:table-cell office:value-type="float" office:value="0" calcext:value-type="float">
            <text:p>0</text:p>
          </table:table-cell>
          <table:table-cell office:value-type="float" office:value="3064.32651257118" calcext:value-type="float">
            <text:p>3064.326512571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.07901663479951" calcext:value-type="float">
            <text:p>1.0790166348</text:p>
          </table:table-cell>
          <table:table-cell office:value-type="float" office:value="87" calcext:value-type="float">
            <text:p>87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179" calcext:value-type="float">
            <text:p>179</text:p>
          </table:table-cell>
          <table:table-cell office:value-type="float" office:value="285" calcext:value-type="float">
            <text:p>285</text:p>
          </table:table-cell>
          <table:table-cell office:value-type="float" office:value="3306.45928152147" calcext:value-type="float">
            <text:p>3306.4592815215</text:p>
          </table:table-cell>
          <table:table-cell office:value-type="float" office:value="1.15882352941176" calcext:value-type="float">
            <text:p>1.1588235294</text:p>
          </table:table-cell>
          <table:table-cell office:value-type="float" office:value="1.22941176470588" calcext:value-type="float">
            <text:p>1.2294117647</text:p>
          </table:table-cell>
          <table:table-cell office:value-type="float" office:value="0.687719298245614" calcext:value-type="float">
            <text:p>0.6877192982</text:p>
          </table:table-cell>
          <table:table-cell office:value-type="float" office:value="1.65882352941176" calcext:value-type="float">
            <text:p>1.6588235294</text:p>
          </table:table-cell>
          <table:table-cell table:formula="of:=[.H12]/[.E12]" office:value-type="float" office:value="0.66412213740458" calcext:value-type="float">
            <text:p>0.66412213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31.67603028933" calcext:value-type="float">
            <text:p>6331.6760302893</text:p>
          </table:table-cell>
          <table:table-cell office:value-type="float" office:value="0" calcext:value-type="float">
            <text:p>0</text:p>
          </table:table-cell>
          <table:table-cell office:value-type="float" office:value="5276.39669190776" calcext:value-type="float">
            <text:p>5276.3966919078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07762367755532" calcext:value-type="float">
            <text:p>1.0776236776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685.97000737437" calcext:value-type="float">
            <text:p>5685.9700073744</text:p>
          </table:table-cell>
          <table:table-cell office:value-type="float" office:value="0.82" calcext:value-type="float">
            <text:p>0.82</text:p>
          </table:table-cell>
          <table:table-cell office:value-type="float" office:value="0.886666666666667" calcext:value-type="float">
            <text:p>0.8866666667</text:p>
          </table:table-cell>
          <table:table-cell office:value-type="float" office:value="0.554285714285714" calcext:value-type="float">
            <text:p>0.5542857143</text:p>
          </table:table-cell>
          <table:table-cell office:value-type="float" office:value="1.41333333333333" calcext:value-type="float">
            <text:p>1.4133333333</text:p>
          </table:table-cell>
          <table:table-cell table:formula="of:=[.H13]/[.E13]" office:value-type="float" office:value="0.494505494505495" calcext:value-type="float">
            <text:p>0.49450549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905.27217581149" calcext:value-type="float">
            <text:p>6905.2721758115</text:p>
          </table:table-cell>
          <table:table-cell office:value-type="float" office:value="0" calcext:value-type="float">
            <text:p>0</text:p>
          </table:table-cell>
          <table:table-cell office:value-type="float" office:value="5754.39347984289" calcext:value-type="float">
            <text:p>5754.393479842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13225043628728" calcext:value-type="float">
            <text:p>1.1322504363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250.000000000001" calcext:value-type="float">
            <text:p>250</text:p>
          </table:table-cell>
          <table:table-cell office:value-type="float" office:value="6515.4145281208" calcext:value-type="float">
            <text:p>6515.4145281208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425" calcext:value-type="float">
            <text:p>1.425</text:p>
          </table:table-cell>
          <table:table-cell office:value-type="float" office:value="0.739999999999998" calcext:value-type="float">
            <text:p>0.74</text:p>
          </table:table-cell>
          <table:table-cell office:value-type="float" office:value="1.75625" calcext:value-type="float">
            <text:p>1.75625</text:p>
          </table:table-cell>
          <table:table-cell table:formula="of:=[.H14]/[.E14]" office:value-type="float" office:value="0.733333333333333" calcext:value-type="float">
            <text:p>0.73333333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93.96744409472" calcext:value-type="float">
            <text:p>2993.9674440947</text:p>
          </table:table-cell>
          <table:table-cell office:value-type="float" office:value="0" calcext:value-type="float">
            <text:p>0</text:p>
          </table:table-cell>
          <table:table-cell office:value-type="float" office:value="2494.97287007892" calcext:value-type="float">
            <text:p>2494.972870078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.10506622885306" calcext:value-type="float">
            <text:p>1.1050662289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  <table:table-cell office:value-type="float" office:value="2757.11026062882" calcext:value-type="float">
            <text:p>2757.1102606288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491712707182321" calcext:value-type="float">
            <text:p>0.4917127072</text:p>
          </table:table-cell>
          <table:table-cell office:value-type="float" office:value="1.30666666666667" calcext:value-type="float">
            <text:p>1.3066666667</text:p>
          </table:table-cell>
          <table:table-cell table:formula="of:=[.H15]/[.E15]" office:value-type="float" office:value="0.397590361445783" calcext:value-type="float">
            <text:p>0.39759036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11.23950050579" calcext:value-type="float">
            <text:p>4711.2395005058</text:p>
          </table:table-cell>
          <table:table-cell office:value-type="float" office:value="0" calcext:value-type="float">
            <text:p>0</text:p>
          </table:table-cell>
          <table:table-cell office:value-type="float" office:value="3926.03291708816" calcext:value-type="float">
            <text:p>3926.0329170882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.10729909888401" calcext:value-type="float">
            <text:p>1.1072990989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218" calcext:value-type="float">
            <text:p>218</text:p>
          </table:table-cell>
          <table:table-cell office:value-type="float" office:value="4347.29271128067" calcext:value-type="float">
            <text:p>4347.2927112807</text:p>
          </table:table-cell>
          <table:table-cell office:value-type="float" office:value="0.888235294117647" calcext:value-type="float">
            <text:p>0.8882352941</text:p>
          </table:table-cell>
          <table:table-cell office:value-type="float" office:value="0.952941176470588" calcext:value-type="float">
            <text:p>0.9529411765</text:p>
          </table:table-cell>
          <table:table-cell office:value-type="float" office:value="0.577981651376147" calcext:value-type="float">
            <text:p>0.5779816514</text:p>
          </table:table-cell>
          <table:table-cell office:value-type="float" office:value="1.44117647058824" calcext:value-type="float">
            <text:p>1.4411764706</text:p>
          </table:table-cell>
          <table:table-cell table:formula="of:=[.H16]/[.E16]" office:value-type="float" office:value="0.587155963302752" calcext:value-type="float">
            <text:p>0.58715596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84.65656891248" calcext:value-type="float">
            <text:p>3184.6565689125</text:p>
          </table:table-cell>
          <table:table-cell office:value-type="float" office:value="0" calcext:value-type="float">
            <text:p>0</text:p>
          </table:table-cell>
          <table:table-cell office:value-type="float" office:value="2653.88047409375" calcext:value-type="float">
            <text:p>2653.8804740938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.11727863860554" calcext:value-type="float">
            <text:p>1.1172786386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263" calcext:value-type="float">
            <text:p>263</text:p>
          </table:table-cell>
          <table:table-cell office:value-type="float" office:value="2965.12396311729" calcext:value-type="float">
            <text:p>2965.1239631173</text:p>
          </table:table-cell>
          <table:table-cell office:value-type="float" office:value="0.75" calcext:value-type="float">
            <text:p>0.75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433460076045627" calcext:value-type="float">
            <text:p>0.433460076</text:p>
          </table:table-cell>
          <table:table-cell office:value-type="float" office:value="1.60625" calcext:value-type="float">
            <text:p>1.60625</text:p>
          </table:table-cell>
          <table:table-cell table:formula="of:=[.H17]/[.E17]" office:value-type="float" office:value="0.369369369369369" calcext:value-type="float">
            <text:p>0.36936936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96.77231343621" calcext:value-type="float">
            <text:p>9896.7723134362</text:p>
          </table:table-cell>
          <table:table-cell office:value-type="float" office:value="0" calcext:value-type="float">
            <text:p>0</text:p>
          </table:table-cell>
          <table:table-cell office:value-type="float" office:value="8247.31026119684" calcext:value-type="float">
            <text:p>8247.310261196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0922703655064" calcext:value-type="float">
            <text:p>1.0922703655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9008.29259344212" calcext:value-type="float">
            <text:p>9008.2925934421</text:p>
          </table:table-cell>
          <table:table-cell office:value-type="float" office:value="0.88" calcext:value-type="float">
            <text:p>0.88</text:p>
          </table:table-cell>
          <table:table-cell office:value-type="float" office:value="0.946666666666667" calcext:value-type="float">
            <text:p>0.9466666667</text:p>
          </table:table-cell>
          <table:table-cell office:value-type="float" office:value="0.661764705882353" calcext:value-type="float">
            <text:p>0.6617647059</text:p>
          </table:table-cell>
          <table:table-cell office:value-type="float" office:value="1.35333333333333" calcext:value-type="float">
            <text:p>1.3533333333</text:p>
          </table:table-cell>
          <table:table-cell table:formula="of:=[.H18]/[.E18]" office:value-type="float" office:value="0.607142857142857" calcext:value-type="float">
            <text:p>0.607142857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6.777222249303" calcext:value-type="float">
            <text:p>946.7772222493</text:p>
          </table:table-cell>
          <table:table-cell office:value-type="float" office:value="0" calcext:value-type="float">
            <text:p>0</text:p>
          </table:table-cell>
          <table:table-cell office:value-type="float" office:value="788.981018541072" calcext:value-type="float">
            <text:p>788.981018541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02371105905409" calcext:value-type="float">
            <text:p>1.0237110591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807.688594064253" calcext:value-type="float">
            <text:p>807.6885940643</text:p>
          </table:table-cell>
          <table:table-cell office:value-type="float" office:value="0.65" calcext:value-type="float">
            <text:p>0.6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0.381165919282511" calcext:value-type="float">
            <text:p>0.3811659193</text:p>
          </table:table-cell>
          <table:table-cell office:value-type="float" office:value="1.725" calcext:value-type="float">
            <text:p>1.725</text:p>
          </table:table-cell>
          <table:table-cell table:formula="of:=[.H19]/[.E19]" office:value-type="float" office:value="0.31578947368421" calcext:value-type="float">
            <text:p>0.31578947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52.0718252771" calcext:value-type="float">
            <text:p>6652.0718252771</text:p>
          </table:table-cell>
          <table:table-cell office:value-type="float" office:value="0" calcext:value-type="float">
            <text:p>0</text:p>
          </table:table-cell>
          <table:table-cell office:value-type="float" office:value="5543.39318773092" calcext:value-type="float">
            <text:p>5543.393187730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07002665575725" calcext:value-type="float">
            <text:p>1.070026655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219" calcext:value-type="float">
            <text:p>219</text:p>
          </table:table-cell>
          <table:table-cell office:value-type="float" office:value="5931.57847421525" calcext:value-type="float">
            <text:p>5931.5784742153</text:p>
          </table:table-cell>
          <table:table-cell office:value-type="float" office:value="0.864705882352941" calcext:value-type="float">
            <text:p>0.86470588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570776255707763" calcext:value-type="float">
            <text:p>0.5707762557</text:p>
          </table:table-cell>
          <table:table-cell office:value-type="float" office:value="1.58823529411765" calcext:value-type="float">
            <text:p>1.5882352941</text:p>
          </table:table-cell>
          <table:table-cell table:formula="of:=[.H20]/[.E20]" office:value-type="float" office:value="0.516666666666667" calcext:value-type="float">
            <text:p>0.51666666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7.090423376459" calcext:value-type="float">
            <text:p>427.0904233765</text:p>
          </table:table-cell>
          <table:table-cell office:value-type="float" office:value="0" calcext:value-type="float">
            <text:p>0</text:p>
          </table:table-cell>
          <table:table-cell office:value-type="float" office:value="355.90868614705" calcext:value-type="float">
            <text:p>355.908686147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7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355.908686147049" calcext:value-type="float">
            <text:p>355.908686147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0.525" calcext:value-type="float">
            <text:p>0.525</text:p>
          </table:table-cell>
          <table:table-cell office:value-type="float" office:value="0.24390243902439" calcext:value-type="float">
            <text:p>0.243902439</text:p>
          </table:table-cell>
          <table:table-cell office:value-type="float" office:value="1.75" calcext:value-type="float">
            <text:p>1.75</text:p>
          </table:table-cell>
          <table:table-cell table:formula="of:=[.H21]/[.E21]" office:value-type="float" office:value="0.185483870967742" calcext:value-type="float">
            <text:p>0.18548387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36.33446581965" calcext:value-type="float">
            <text:p>1736.3344658197</text:p>
          </table:table-cell>
          <table:table-cell office:value-type="float" office:value="0" calcext:value-type="float">
            <text:p>0</text:p>
          </table:table-cell>
          <table:table-cell office:value-type="float" office:value="1446.94538818305" calcext:value-type="float">
            <text:p>1446.945388183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.07401365639796" calcext:value-type="float">
            <text:p>1.0740136564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office:value-type="float" office:value="215" calcext:value-type="float">
            <text:p>215</text:p>
          </table:table-cell>
          <table:table-cell office:value-type="float" office:value="1554.03910697064" calcext:value-type="float">
            <text:p>1554.0391069706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9" calcext:value-type="float">
            <text:p>0.9</text:p>
          </table:table-cell>
          <table:table-cell office:value-type="float" office:value="0.516279069767442" calcext:value-type="float">
            <text:p>0.5162790698</text:p>
          </table:table-cell>
          <table:table-cell office:value-type="float" office:value="1.66875" calcext:value-type="float">
            <text:p>1.66875</text:p>
          </table:table-cell>
          <table:table-cell table:formula="of:=[.H22]/[.E22]" office:value-type="float" office:value="0.445454545454545" calcext:value-type="float">
            <text:p>0.44545454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3.871096469622" calcext:value-type="float">
            <text:p>353.8710964696</text:p>
          </table:table-cell>
          <table:table-cell office:value-type="float" office:value="0" calcext:value-type="float">
            <text:p>0</text:p>
          </table:table-cell>
          <table:table-cell office:value-type="float" office:value="294.892580391356" calcext:value-type="float">
            <text:p>294.892580391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04506286408573" calcext:value-type="float">
            <text:p>1.045062864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office:value-type="float" office:value="308.181284661421" calcext:value-type="float">
            <text:p>308.1812846614</text:p>
          </table:table-cell>
          <table:table-cell office:value-type="float" office:value="0.607692307692308" calcext:value-type="float">
            <text:p>0.6076923077</text:p>
          </table:table-cell>
          <table:table-cell office:value-type="float" office:value="0.638461538461538" calcext:value-type="float">
            <text:p>0.6384615385</text:p>
          </table:table-cell>
          <table:table-cell office:value-type="float" office:value="0.505376344086022" calcext:value-type="float">
            <text:p>0.5053763441</text:p>
          </table:table-cell>
          <table:table-cell office:value-type="float" office:value="1.15384615384615" calcext:value-type="float">
            <text:p>1.1538461538</text:p>
          </table:table-cell>
          <table:table-cell table:formula="of:=[.H23]/[.E23]" office:value-type="float" office:value="0.428571428571429" calcext:value-type="float">
            <text:p>0.42857142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64.48040056272" calcext:value-type="float">
            <text:p>1264.4804005627</text:p>
          </table:table-cell>
          <table:table-cell office:value-type="float" office:value="0" calcext:value-type="float">
            <text:p>0</text:p>
          </table:table-cell>
          <table:table-cell office:value-type="float" office:value="1053.7336671356" calcext:value-type="float">
            <text:p>1053.733667135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02279163959478" calcext:value-type="float">
            <text:p>1.0227916396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office:value-type="float" office:value="1077.74998510584" calcext:value-type="float">
            <text:p>1077.7499851058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515337423312883" calcext:value-type="float">
            <text:p>0.5153374233</text:p>
          </table:table-cell>
          <table:table-cell office:value-type="float" office:value="1.32666666666667" calcext:value-type="float">
            <text:p>1.3266666667</text:p>
          </table:table-cell>
          <table:table-cell table:formula="of:=[.H24]/[.E24]" office:value-type="float" office:value="0.48" calcext:value-type="float">
            <text:p>0.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02.84692356409" calcext:value-type="float">
            <text:p>5202.8469235641</text:p>
          </table:table-cell>
          <table:table-cell office:value-type="float" office:value="0" calcext:value-type="float">
            <text:p>0</text:p>
          </table:table-cell>
          <table:table-cell office:value-type="float" office:value="4335.70576963675" calcext:value-type="float">
            <text:p>4335.7057696368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08576965557258" calcext:value-type="float">
            <text:p>1.0857696556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60" calcext:value-type="float">
            <text:p>260</text:p>
          </table:table-cell>
          <table:table-cell office:value-type="float" office:value="4707.57776016254" calcext:value-type="float">
            <text:p>4707.5777601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0.515384615384615" calcext:value-type="float">
            <text:p>0.5153846154</text:p>
          </table:table-cell>
          <table:table-cell office:value-type="float" office:value="1.70625" calcext:value-type="float">
            <text:p>1.70625</text:p>
          </table:table-cell>
          <table:table-cell table:formula="of:=[.H25]/[.E25]" office:value-type="float" office:value="0.474576271186441" calcext:value-type="float">
            <text:p>0.474576271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23.1164948781" calcext:value-type="float">
            <text:p>3823.1164948781</text:p>
          </table:table-cell>
          <table:table-cell office:value-type="float" office:value="0" calcext:value-type="float">
            <text:p>0</text:p>
          </table:table-cell>
          <table:table-cell office:value-type="float" office:value="3185.93041239841" calcext:value-type="float">
            <text:p>3185.930412398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02847267199423" calcext:value-type="float">
            <text:p>1.028472672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54" calcext:value-type="float">
            <text:p>154</text:p>
          </table:table-cell>
          <table:table-cell office:value-type="float" office:value="3276.64236402707" calcext:value-type="float">
            <text:p>3276.6423640271</text:p>
          </table:table-cell>
          <table:table-cell office:value-type="float" office:value="0.671428571428571" calcext:value-type="float">
            <text:p>0.6714285714</text:p>
          </table:table-cell>
          <table:table-cell office:value-type="float" office:value="0.707142857142857" calcext:value-type="float">
            <text:p>0.7071428571</text:p>
          </table:table-cell>
          <table:table-cell office:value-type="float" office:value="0.474025974025974" calcext:value-type="float">
            <text:p>0.474025974</text:p>
          </table:table-cell>
          <table:table-cell office:value-type="float" office:value="1.31428571428571" calcext:value-type="float">
            <text:p>1.3142857143</text:p>
          </table:table-cell>
          <table:table-cell table:formula="of:=[.H26]/[.E26]" office:value-type="float" office:value="0.391304347826087" calcext:value-type="float">
            <text:p>0.39130434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05.47577691883" calcext:value-type="float">
            <text:p>5205.4757769188</text:p>
          </table:table-cell>
          <table:table-cell office:value-type="float" office:value="0" calcext:value-type="float">
            <text:p>0</text:p>
          </table:table-cell>
          <table:table-cell office:value-type="float" office:value="4337.89648076569" calcext:value-type="float">
            <text:p>4337.896480765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10266513244934" calcext:value-type="float">
            <text:p>1.1026651324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248" calcext:value-type="float">
            <text:p>248</text:p>
          </table:table-cell>
          <table:table-cell office:value-type="float" office:value="4783.24719751504" calcext:value-type="float">
            <text:p>4783.247197515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84677419354838" calcext:value-type="float">
            <text:p>0.5846774194</text:p>
          </table:table-cell>
          <table:table-cell office:value-type="float" office:value="1.60625" calcext:value-type="float">
            <text:p>1.60625</text:p>
          </table:table-cell>
          <table:table-cell table:formula="of:=[.H27]/[.E27]" office:value-type="float" office:value="0.543859649122807" calcext:value-type="float">
            <text:p>0.54385964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359.45662453631" calcext:value-type="float">
            <text:p>4359.4566245363</text:p>
          </table:table-cell>
          <table:table-cell office:value-type="float" office:value="0" calcext:value-type="float">
            <text:p>0</text:p>
          </table:table-cell>
          <table:table-cell office:value-type="float" office:value="3632.88052044691" calcext:value-type="float">
            <text:p>3632.880520446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08308227484136" calcext:value-type="float">
            <text:p>1.0830822748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3934.7084983125" calcext:value-type="float">
            <text:p>3934.7084983125</text:p>
          </table:table-cell>
          <table:table-cell office:value-type="float" office:value="0.766666666666667" calcext:value-type="float">
            <text:p>0.7666666667</text:p>
          </table:table-cell>
          <table:table-cell office:value-type="float" office:value="0.813333333333333" calcext:value-type="float">
            <text:p>0.8133333333</text:p>
          </table:table-cell>
          <table:table-cell office:value-type="float" office:value="0.509259259259259" calcext:value-type="float">
            <text:p>0.5092592593</text:p>
          </table:table-cell>
          <table:table-cell office:value-type="float" office:value="1.46666666666667" calcext:value-type="float">
            <text:p>1.4666666667</text:p>
          </table:table-cell>
          <table:table-cell table:formula="of:=[.H28]/[.E28]" office:value-type="float" office:value="0.455555555555556" calcext:value-type="float">
            <text:p>0.45555555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67.0067181886" calcext:value-type="float">
            <text:p>15467.0067181886</text:p>
          </table:table-cell>
          <table:table-cell office:value-type="float" office:value="0" calcext:value-type="float">
            <text:p>0</text:p>
          </table:table-cell>
          <table:table-cell office:value-type="float" office:value="13184.4257044374" calcext:value-type="float">
            <text:p>13184.425704437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.0566032122706" calcext:value-type="float">
            <text:p>1.0566032123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95" calcext:value-type="float">
            <text:p>195</text:p>
          </table:table-cell>
          <table:table-cell office:value-type="float" office:value="13930.7065512516" calcext:value-type="float">
            <text:p>13930.7065512516</text:p>
          </table:table-cell>
          <table:table-cell office:value-type="float" office:value="0.870588235294118" calcext:value-type="float">
            <text:p>0.8705882353</text:p>
          </table:table-cell>
          <table:table-cell office:value-type="float" office:value="0.935294117647059" calcext:value-type="float">
            <text:p>0.9352941176</text:p>
          </table:table-cell>
          <table:table-cell office:value-type="float" office:value="0.523076923076923" calcext:value-type="float">
            <text:p>0.5230769231</text:p>
          </table:table-cell>
          <table:table-cell office:value-type="float" office:value="1.65294117647059" calcext:value-type="float">
            <text:p>1.6529411765</text:p>
          </table:table-cell>
          <table:table-cell table:formula="of:=[.H29]/[.E29]" office:value-type="float" office:value="0.475409836065574" calcext:value-type="float">
            <text:p>0.475409836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398.97078886921" calcext:value-type="float">
            <text:p>3398.9707888692</text:p>
          </table:table-cell>
          <table:table-cell office:value-type="float" office:value="0" calcext:value-type="float">
            <text:p>0</text:p>
          </table:table-cell>
          <table:table-cell office:value-type="float" office:value="2832.47565739103" calcext:value-type="float">
            <text:p>2832.4756573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05900313705214" calcext:value-type="float">
            <text:p>1.0590031371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999.60060680093" calcext:value-type="float">
            <text:p>2999.6006068009</text:p>
          </table:table-cell>
          <table:table-cell office:value-type="float" office:value="0.84" calcext:value-type="float">
            <text:p>0.84</text:p>
          </table:table-cell>
          <table:table-cell office:value-type="float" office:value="0.893333333333333" calcext:value-type="float">
            <text:p>0.8933333333</text:p>
          </table:table-cell>
          <table:table-cell office:value-type="float" office:value="0.619565217391305" calcext:value-type="float">
            <text:p>0.6195652174</text:p>
          </table:table-cell>
          <table:table-cell office:value-type="float" office:value="1.49333333333333" calcext:value-type="float">
            <text:p>1.4933333333</text:p>
          </table:table-cell>
          <table:table-cell table:formula="of:=[.H30]/[.E30]" office:value-type="float" office:value="0.533333333333333" calcext:value-type="float">
            <text:p>0.533333333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21.79166282491" calcext:value-type="float">
            <text:p>3521.7916628249</text:p>
          </table:table-cell>
          <table:table-cell office:value-type="float" office:value="0" calcext:value-type="float">
            <text:p>0</text:p>
          </table:table-cell>
          <table:table-cell office:value-type="float" office:value="2934.82638568744" calcext:value-type="float">
            <text:p>2934.82638568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06385734441916" calcext:value-type="float">
            <text:p>1.0638573444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158" calcext:value-type="float">
            <text:p>158</text:p>
          </table:table-cell>
          <table:table-cell office:value-type="float" office:value="3122.23660500873" calcext:value-type="float">
            <text:p>3122.2366050087</text:p>
          </table:table-cell>
          <table:table-cell office:value-type="float" office:value="0.835714285714286" calcext:value-type="float">
            <text:p>0.8357142857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32911392405063" calcext:value-type="float">
            <text:p>0.6329113924</text:p>
          </table:table-cell>
          <table:table-cell office:value-type="float" office:value="1.37142857142857" calcext:value-type="float">
            <text:p>1.3714285714</text:p>
          </table:table-cell>
          <table:table-cell table:formula="of:=[.H31]/[.E31]" office:value-type="float" office:value="0.561643835616438" calcext:value-type="float">
            <text:p>0.561643835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2.195428501664" calcext:value-type="float">
            <text:p>422.1954285017</text:p>
          </table:table-cell>
          <table:table-cell office:value-type="float" office:value="0" calcext:value-type="float">
            <text:p>0</text:p>
          </table:table-cell>
          <table:table-cell office:value-type="float" office:value="351.829523751374" calcext:value-type="float">
            <text:p>351.829523751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268" calcext:value-type="float">
            <text:p>268</text:p>
          </table:table-cell>
          <table:table-cell office:value-type="float" office:value="351.829523751375" calcext:value-type="float">
            <text:p>351.8295237514</text:p>
          </table:table-cell>
          <table:table-cell office:value-type="float" office:value="0.88125" calcext:value-type="float">
            <text:p>0.88125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511194029850746" calcext:value-type="float">
            <text:p>0.5111940299</text:p>
          </table:table-cell>
          <table:table-cell office:value-type="float" office:value="1.91875" calcext:value-type="float">
            <text:p>1.91875</text:p>
          </table:table-cell>
          <table:table-cell table:formula="of:=[.H32]/[.E32]" office:value-type="float" office:value="0.4140625" calcext:value-type="float">
            <text:p>0.41406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59.59429017305" calcext:value-type="float">
            <text:p>1359.5942901731</text:p>
          </table:table-cell>
          <table:table-cell office:value-type="float" office:value="0" calcext:value-type="float">
            <text:p>0</text:p>
          </table:table-cell>
          <table:table-cell office:value-type="float" office:value="1132.99524181087" calcext:value-type="float">
            <text:p>1132.995241810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.03377229214917" calcext:value-type="float">
            <text:p>1.0337722921</text:p>
          </table:table-cell>
          <table:table-cell office:value-type="float" office:value="73" calcext:value-type="float">
            <text:p>73</text:p>
          </table:table-cell>
          <table:table-cell office:value-type="float" office:value="165" calcext:value-type="float">
            <text:p>1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1171.25908812092" calcext:value-type="float">
            <text:p>1171.2590881209</text:p>
          </table:table-cell>
          <table:table-cell office:value-type="float" office:value="0.929411764705882" calcext:value-type="float">
            <text:p>0.9294117647</text:p>
          </table:table-cell>
          <table:table-cell office:value-type="float" office:value="1.00588235294118" calcext:value-type="float">
            <text:p>1.0058823529</text:p>
          </table:table-cell>
          <table:table-cell office:value-type="float" office:value="0.634615384615384" calcext:value-type="float">
            <text:p>0.6346153846</text:p>
          </table:table-cell>
          <table:table-cell office:value-type="float" office:value="1.58823529411765" calcext:value-type="float">
            <text:p>1.5882352941</text:p>
          </table:table-cell>
          <table:table-cell table:formula="of:=[.H33]/[.E33]" office:value-type="float" office:value="0.588709677419355" calcext:value-type="float">
            <text:p>0.58870967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50.68878296169" calcext:value-type="float">
            <text:p>3450.6887829617</text:p>
          </table:table-cell>
          <table:table-cell office:value-type="float" office:value="0" calcext:value-type="float">
            <text:p>0</text:p>
          </table:table-cell>
          <table:table-cell office:value-type="float" office:value="2875.5739858014" calcext:value-type="float">
            <text:p>2875.573985801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.07536942775596" calcext:value-type="float">
            <text:p>1.0753694278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95" calcext:value-type="float">
            <text:p>195</text:p>
          </table:table-cell>
          <table:table-cell office:value-type="float" office:value="3092.30435158117" calcext:value-type="float">
            <text:p>3092.3043515812</text:p>
          </table:table-cell>
          <table:table-cell office:value-type="float" office:value="0.86" calcext:value-type="float">
            <text:p>0.86</text:p>
          </table:table-cell>
          <table:table-cell office:value-type="float" office:value="0.926666666666666" calcext:value-type="float">
            <text:p>0.9266666667</text:p>
          </table:table-cell>
          <table:table-cell office:value-type="float" office:value="0.57948717948718" calcext:value-type="float">
            <text:p>0.5794871795</text:p>
          </table:table-cell>
          <table:table-cell office:value-type="float" office:value="1.45333333333333" calcext:value-type="float">
            <text:p>1.4533333333</text:p>
          </table:table-cell>
          <table:table-cell table:formula="of:=[.H34]/[.E34]" office:value-type="float" office:value="0.571428571428571" calcext:value-type="float">
            <text:p>0.57142857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5.852097543059" calcext:value-type="float">
            <text:p>635.8520975431</text:p>
          </table:table-cell>
          <table:table-cell office:value-type="float" office:value="0" calcext:value-type="float">
            <text:p>0</text:p>
          </table:table-cell>
          <table:table-cell office:value-type="float" office:value="529.876747952538" calcext:value-type="float">
            <text:p>529.87674795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46" calcext:value-type="float">
            <text:p>346</text:p>
          </table:table-cell>
          <table:table-cell office:value-type="float" office:value="529.876747952538" calcext:value-type="float">
            <text:p>529.8767479525</text:p>
          </table:table-cell>
          <table:table-cell office:value-type="float" office:value="0.964705882352941" calcext:value-type="float">
            <text:p>0.9647058824</text:p>
          </table:table-cell>
          <table:table-cell office:value-type="float" office:value="1.04117647058824" calcext:value-type="float">
            <text:p>1.0411764706</text:p>
          </table:table-cell>
          <table:table-cell office:value-type="float" office:value="0.511560693641618" calcext:value-type="float">
            <text:p>0.5115606936</text:p>
          </table:table-cell>
          <table:table-cell office:value-type="float" office:value="1.96470588235294" calcext:value-type="float">
            <text:p>1.9647058824</text:p>
          </table:table-cell>
          <table:table-cell table:formula="of:=[.H35]/[.E35]" office:value-type="float" office:value="0.48" calcext:value-type="float">
            <text:p>0.4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26.29648408667" calcext:value-type="float">
            <text:p>3826.2964840867</text:p>
          </table:table-cell>
          <table:table-cell office:value-type="float" office:value="0" calcext:value-type="float">
            <text:p>0</text:p>
          </table:table-cell>
          <table:table-cell office:value-type="float" office:value="3188.58040340554" calcext:value-type="float">
            <text:p>3188.580403405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09019951767769" calcext:value-type="float">
            <text:p>1.090199517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198" calcext:value-type="float">
            <text:p>198</text:p>
          </table:table-cell>
          <table:table-cell office:value-type="float" office:value="3476.18881786926" calcext:value-type="float">
            <text:p>3476.1888178693</text:p>
          </table:table-cell>
          <table:table-cell office:value-type="float" office:value="0.906666666666667" calcext:value-type="float">
            <text:p>0.9066666667</text:p>
          </table:table-cell>
          <table:table-cell office:value-type="float" office:value="0.98" calcext:value-type="float">
            <text:p>0.98</text:p>
          </table:table-cell>
          <table:table-cell office:value-type="float" office:value="0.631313131313131" calcext:value-type="float">
            <text:p>0.6313131313</text:p>
          </table:table-cell>
          <table:table-cell office:value-type="float" office:value="1.42666666666667" calcext:value-type="float">
            <text:p>1.4266666667</text:p>
          </table:table-cell>
          <table:table-cell table:formula="of:=[.H36]/[.E36]" office:value-type="float" office:value="0.608695652173913" calcext:value-type="float">
            <text:p>0.60869565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82.68502758749" calcext:value-type="float">
            <text:p>7182.6850275875</text:p>
          </table:table-cell>
          <table:table-cell office:value-type="float" office:value="0" calcext:value-type="float">
            <text:p>0</text:p>
          </table:table-cell>
          <table:table-cell office:value-type="float" office:value="6078.36653282473" calcext:value-type="float">
            <text:p>6078.366532824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03215300203959" calcext:value-type="float">
            <text:p>1.032153002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6273.80426435202" calcext:value-type="float">
            <text:p>6273.804264352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42" calcext:value-type="float">
            <text:p>0.42</text:p>
          </table:table-cell>
          <table:table-cell office:value-type="float" office:value="1.51333333333333" calcext:value-type="float">
            <text:p>1.5133333333</text:p>
          </table:table-cell>
          <table:table-cell table:formula="of:=[.H37]/[.E37]" office:value-type="float" office:value="0.344444444444444" calcext:value-type="float">
            <text:p>0.344444444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4.650249245957" calcext:value-type="float">
            <text:p>294.650249246</text:p>
          </table:table-cell>
          <table:table-cell office:value-type="float" office:value="0" calcext:value-type="float">
            <text:p>0</text:p>
          </table:table-cell>
          <table:table-cell office:value-type="float" office:value="245.541874371635" calcext:value-type="float">
            <text:p>245.541874371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42" calcext:value-type="float">
            <text:p>242</text:p>
          </table:table-cell>
          <table:table-cell office:value-type="float" office:value="245.541874371635" calcext:value-type="float">
            <text:p>245.5418743716</text:p>
          </table:table-cell>
          <table:table-cell office:value-type="float" office:value="0.66875" calcext:value-type="float">
            <text:p>0.6687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409090909090909" calcext:value-type="float">
            <text:p>0.4090909091</text:p>
          </table:table-cell>
          <table:table-cell office:value-type="float" office:value="1.75" calcext:value-type="float">
            <text:p>1.75</text:p>
          </table:table-cell>
          <table:table-cell table:formula="of:=[.H38]/[.E38]" office:value-type="float" office:value="0.324324324324324" calcext:value-type="float">
            <text:p>0.324324324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33.45028807364" calcext:value-type="float">
            <text:p>9433.4502880736</text:p>
          </table:table-cell>
          <table:table-cell office:value-type="float" office:value="0" calcext:value-type="float">
            <text:p>0</text:p>
          </table:table-cell>
          <table:table-cell office:value-type="float" office:value="7861.20857339469" calcext:value-type="float">
            <text:p>7861.208573394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0641373566218" calcext:value-type="float">
            <text:p>1.0641373566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 office:value-type="float" office:value="8365.40571114484" calcext:value-type="float">
            <text:p>8365.4057111448</text:p>
          </table:table-cell>
          <table:table-cell office:value-type="float" office:value="0.753333333333333" calcext:value-type="float">
            <text:p>0.7533333333</text:p>
          </table:table-cell>
          <table:table-cell office:value-type="float" office:value="0.806666666666666" calcext:value-type="float">
            <text:p>0.8066666667</text:p>
          </table:table-cell>
          <table:table-cell office:value-type="float" office:value="0.509933774834436" calcext:value-type="float">
            <text:p>0.5099337748</text:p>
          </table:table-cell>
          <table:table-cell office:value-type="float" office:value="1.51333333333333" calcext:value-type="float">
            <text:p>1.5133333333</text:p>
          </table:table-cell>
          <table:table-cell table:formula="of:=[.H39]/[.E39]"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19.74034304156" calcext:value-type="float">
            <text:p>7219.7403430416</text:p>
          </table:table-cell>
          <table:table-cell office:value-type="float" office:value="0" calcext:value-type="float">
            <text:p>0</text:p>
          </table:table-cell>
          <table:table-cell office:value-type="float" office:value="6016.45028586797" calcext:value-type="float">
            <text:p>6016.45028586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.13941102176418" calcext:value-type="float">
            <text:p>1.1394110218</text:p>
          </table:table-cell>
          <table:table-cell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183" calcext:value-type="float">
            <text:p>183</text:p>
          </table:table-cell>
          <table:table-cell office:value-type="float" office:value="6855.20976761419" calcext:value-type="float">
            <text:p>6855.2097676142</text:p>
          </table:table-cell>
          <table:table-cell office:value-type="float" office:value="0.606666666666667" calcext:value-type="float">
            <text:p>0.6066666667</text:p>
          </table:table-cell>
          <table:table-cell office:value-type="float" office:value="0.66" calcext:value-type="float">
            <text:p>0.66</text:p>
          </table:table-cell>
          <table:table-cell office:value-type="float" office:value="0.377049180327869" calcext:value-type="float">
            <text:p>0.3770491803</text:p>
          </table:table-cell>
          <table:table-cell office:value-type="float" office:value="1.51333333333333" calcext:value-type="float">
            <text:p>1.5133333333</text:p>
          </table:table-cell>
          <table:table-cell table:formula="of:=[.H40]/[.E40]" office:value-type="float" office:value="0.325581395348837" calcext:value-type="float">
            <text:p>0.3255813953</text:p>
          </table:table-cell>
        </table:table-row>
        <table:table-row table:style-name="ro2">
          <table:table-cell table:style-name="ce1" table:formula="of:=AVERAGE([.A2:.A40])" office:value-type="float" office:value="0" calcext:value-type="float">
            <text:p>0</text:p>
          </table:table-cell>
          <table:table-cell table:style-name="ce1" table:formula="of:=AVERAGE([.B2:.B40])" office:value-type="float" office:value="4306.18222453934" calcext:value-type="float">
            <text:p>4306.1822245394</text:p>
          </table:table-cell>
          <table:table-cell table:style-name="ce1" table:formula="of:=AVERAGE([.C2:.C40])" office:value-type="float" office:value="0" calcext:value-type="float">
            <text:p>0</text:p>
          </table:table-cell>
          <table:table-cell table:style-name="ce1" table:formula="of:=AVERAGE([.D2:.D40])" office:value-type="float" office:value="3601.55835745519" calcext:value-type="float">
            <text:p>3601.5583574552</text:p>
          </table:table-cell>
          <table:table-cell table:style-name="ce1" table:formula="of:=AVERAGE([.E2:.E40])" office:value-type="float" office:value="100.25641025641" calcext:value-type="float">
            <text:p>100.2564102564</text:p>
          </table:table-cell>
          <table:table-cell table:style-name="ce1" table:formula="of:=AVERAGE([.F2:.F40])" office:value-type="float" office:value="0" calcext:value-type="float">
            <text:p>0</text:p>
          </table:table-cell>
          <table:table-cell table:style-name="ce2" table:formula="of:=AVERAGE([.G2:.G40])" office:value-type="float" office:value="1.05600979411438" calcext:value-type="float">
            <text:p>1.0560097941</text:p>
          </table:table-cell>
          <table:table-cell table:style-name="ce1" table:formula="of:=AVERAGE([.H2:.H40])" office:value-type="float" office:value="48.8717948717949" calcext:value-type="float">
            <text:p>48.8717948718</text:p>
          </table:table-cell>
          <table:table-cell table:style-name="ce1" table:formula="of:=AVERAGE([.I2:.I40])" office:value-type="float" office:value="111.589743589744" calcext:value-type="float">
            <text:p>111.5897435897</text:p>
          </table:table-cell>
          <table:table-cell table:style-name="ce1" table:formula="of:=AVERAGE([.J2:.J40])" office:value-type="float" office:value="43.5128205128205" calcext:value-type="float">
            <text:p>43.5128205128</text:p>
          </table:table-cell>
          <table:table-cell table:style-name="ce1" table:formula="of:=AVERAGE([.K2:.K40])" office:value-type="float" office:value="101.794871794872" calcext:value-type="float">
            <text:p>101.7948717949</text:p>
          </table:table-cell>
          <table:table-cell table:style-name="ce1" table:formula="of:=AVERAGE([.L2:.L40])" office:value-type="float" office:value="209.692307692308" calcext:value-type="float">
            <text:p>209.6923076923</text:p>
          </table:table-cell>
          <table:table-cell table:style-name="ce1" table:formula="of:=AVERAGE([.M2:.M40])" office:value-type="float" office:value="3869.20841945003" calcext:value-type="float">
            <text:p>3869.20841945</text:p>
          </table:table-cell>
          <table:table-cell table:style-name="ce1" table:formula="of:=AVERAGE([.N2:.N40])" office:value-type="float" office:value="0.839486185006547" calcext:value-type="float">
            <text:p>0.839486185</text:p>
          </table:table-cell>
          <table:table-cell table:style-name="ce1" table:formula="of:=AVERAGE([.O2:.O40])" office:value-type="float" office:value="0.900537924242675" calcext:value-type="float">
            <text:p>0.9005379242</text:p>
          </table:table-cell>
          <table:table-cell table:style-name="ce2" table:formula="of:=AVERAGE([.P2:.P40])" office:value-type="float" office:value="0.534758771252668" calcext:value-type="float">
            <text:p>0.5347587713</text:p>
          </table:table-cell>
          <table:table-cell table:style-name="ce1" table:formula="of:=AVERAGE([.Q2:.Q40])" office:value-type="float" office:value="1.57668349687015" calcext:value-type="float">
            <text:p>1.5766834969</text:p>
          </table:table-cell>
          <table:table-cell table:style-name="ce1" table:formula="of:=AVERAGE([.R2:.R40])" office:value-type="float" office:value="0.485534433295265" calcext:value-type="float">
            <text:p>0.4855344333</text:p>
          </table:table-cell>
        </table:table-row>
        <table:table-row table:style-name="ro2">
          <table:table-cell table:style-name="ce1" table:formula="of:=STDEV([.A2:.A40])" office:value-type="float" office:value="0" calcext:value-type="float">
            <text:p>0</text:p>
          </table:table-cell>
          <table:table-cell table:style-name="ce1" table:formula="of:=STDEV([.B2:.B40])" office:value-type="float" office:value="3518.51602932981" calcext:value-type="float">
            <text:p>3518.5160293298</text:p>
          </table:table-cell>
          <table:table-cell table:style-name="ce1" table:formula="of:=STDEV([.C2:.C40])" office:value-type="float" office:value="0" calcext:value-type="float">
            <text:p>0</text:p>
          </table:table-cell>
          <table:table-cell table:style-name="ce1" table:formula="of:=STDEV([.D2:.D40])" office:value-type="float" office:value="2956.58000567618" calcext:value-type="float">
            <text:p>2956.5800056762</text:p>
          </table:table-cell>
          <table:table-cell table:style-name="ce1" table:formula="of:=STDEV([.E2:.E40])" office:value-type="float" office:value="21.0271978621148" calcext:value-type="float">
            <text:p>21.0271978621</text:p>
          </table:table-cell>
          <table:table-cell table:style-name="ce1" table:formula="of:=STDEV([.F2:.F40])" office:value-type="float" office:value="0" calcext:value-type="float">
            <text:p>0</text:p>
          </table:table-cell>
          <table:table-cell table:style-name="ce2" table:formula="of:=STDEV([.G2:.G40])" office:value-type="float" office:value="0.0437618503718093" calcext:value-type="float">
            <text:p>0.0437618504</text:p>
          </table:table-cell>
          <table:table-cell table:style-name="ce1" table:formula="of:=STDEV([.H2:.H40])" office:value-type="float" office:value="19.6431044378636" calcext:value-type="float">
            <text:p>19.6431044379</text:p>
          </table:table-cell>
          <table:table-cell table:style-name="ce1" table:formula="of:=STDEV([.I2:.I40])" office:value-type="float" office:value="39.7099470163055" calcext:value-type="float">
            <text:p>39.7099470163</text:p>
          </table:table-cell>
          <table:table-cell table:style-name="ce1" table:formula="of:=STDEV([.J2:.J40])" office:value-type="float" office:value="18.2322325838953" calcext:value-type="float">
            <text:p>18.2322325839</text:p>
          </table:table-cell>
          <table:table-cell table:style-name="ce1" table:formula="of:=STDEV([.K2:.K40])" office:value-type="float" office:value="36.0629416781706" calcext:value-type="float">
            <text:p>36.0629416782</text:p>
          </table:table-cell>
          <table:table-cell table:style-name="ce1" table:formula="of:=STDEV([.L2:.L40])" office:value-type="float" office:value="49.0059898842419" calcext:value-type="float">
            <text:p>49.0059898842</text:p>
          </table:table-cell>
          <table:table-cell table:style-name="ce1" table:formula="of:=STDEV([.M2:.M40])" office:value-type="float" office:value="3201.64698258337" calcext:value-type="float">
            <text:p>3201.6469825834</text:p>
          </table:table-cell>
          <table:table-cell table:style-name="ce1" table:formula="of:=STDEV([.N2:.N40])" office:value-type="float" office:value="0.228716752258182" calcext:value-type="float">
            <text:p>0.2287167523</text:p>
          </table:table-cell>
          <table:table-cell table:style-name="ce1" table:formula="of:=STDEV([.O2:.O40])" office:value-type="float" office:value="0.244651330268504" calcext:value-type="float">
            <text:p>0.2446513303</text:p>
          </table:table-cell>
          <table:table-cell table:style-name="ce2" table:formula="of:=STDEV([.P2:.P40])" office:value-type="float" office:value="0.141660226398288" calcext:value-type="float">
            <text:p>0.1416602264</text:p>
          </table:table-cell>
          <table:table-cell table:style-name="ce1" table:formula="of:=STDEV([.Q2:.Q40])" office:value-type="float" office:value="0.181019832035996" calcext:value-type="float">
            <text:p>0.181019832</text:p>
          </table:table-cell>
          <table:table-cell table:style-name="ce1" table:formula="of:=STDEV([.R2:.R40])" office:value-type="float" office:value="0.156052157881352" calcext:value-type="float">
            <text:p>0.1560521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0000-00-00T00:00:03.750107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7:16:13.843404429</dc:date>
    <dc:creator>alexander </dc:creator>
    <meta:generator>LibreOffice/4.1.2.3$Linux_X86_64 LibreOffice_project/410m0$Build-3</meta:generator>
    <meta:editing-duration>PT1M40S</meta:editing-duration>
    <meta:editing-cycles>2</meta:editing-cycles>
    <meta:document-statistic meta:table-count="1" meta:cell-count="756" meta:object-count="0"/>
  </office:meta>
</office:document-meta>
</file>